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0c3c" officeooo:paragraph-rsid="001f0c3c"/>
    </style:style>
    <style:style style:name="P2" style:family="paragraph" style:parent-style-name="Standard">
      <style:text-properties style:text-underline-style="solid" style:text-underline-width="auto" style:text-underline-color="font-color" officeooo:rsid="001f0c3c" officeooo:paragraph-rsid="001f0c3c"/>
    </style:style>
    <style:style style:name="P3" style:family="paragraph" style:parent-style-name="Standard">
      <style:text-properties style:text-underline-style="solid" style:text-underline-width="auto" style:text-underline-color="font-color" officeooo:rsid="0020d701" officeooo:paragraph-rsid="0022746f"/>
    </style:style>
    <style:style style:name="P4" style:family="paragraph" style:parent-style-name="Standard">
      <style:text-properties style:text-underline-style="solid" style:text-underline-width="auto" style:text-underline-color="font-color" officeooo:rsid="0020d701" officeooo:paragraph-rsid="0023b754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23b754" officeooo:paragraph-rsid="0023b754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276288" officeooo:paragraph-rsid="00276288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27cb66" officeooo:paragraph-rsid="0027cb66" style:font-weight-asian="normal" style:font-weight-complex="normal"/>
    </style:style>
    <style:style style:name="P8" style:family="paragraph" style:parent-style-name="Standard">
      <style:text-properties style:text-underline-style="none" officeooo:rsid="001f0c3c" officeooo:paragraph-rsid="001f0c3c"/>
    </style:style>
    <style:style style:name="P9" style:family="paragraph" style:parent-style-name="Standard">
      <style:text-properties style:text-underline-style="none" officeooo:rsid="0020d701" officeooo:paragraph-rsid="0020d701"/>
    </style:style>
    <style:style style:name="P10" style:family="paragraph" style:parent-style-name="Standard">
      <style:text-properties officeooo:paragraph-rsid="0022746f"/>
    </style:style>
    <style:style style:name="P11" style:family="paragraph" style:parent-style-name="Standard">
      <style:text-properties style:text-underline-style="none" fo:font-weight="bold" officeooo:rsid="0022746f" officeooo:paragraph-rsid="0022746f" style:font-weight-asian="bold" style:font-weight-complex="bold"/>
    </style:style>
    <style:style style:name="P12" style:family="paragraph" style:parent-style-name="Standard">
      <style:text-properties style:text-underline-style="none" officeooo:rsid="0020d701" officeooo:paragraph-rsid="0020d701"/>
    </style:style>
    <style:style style:name="P13" style:family="paragraph" style:parent-style-name="Standard">
      <style:text-properties style:text-underline-style="none" fo:font-weight="normal" officeooo:rsid="0022bb4b" officeooo:paragraph-rsid="0022bb4b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76288" officeooo:paragraph-rsid="00276288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23b754" officeooo:paragraph-rsid="0023b754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7cb66" officeooo:paragraph-rsid="0027cb66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912c5" officeooo:paragraph-rsid="002912c5" style:font-weight-asian="normal" style:font-weight-complex="normal"/>
    </style:style>
    <style:style style:name="P18" style:family="paragraph">
      <style:paragraph-properties fo:text-align="center"/>
    </style:style>
    <style:style style:name="P19" style:family="paragraph">
      <loext:graphic-properties draw:fill-color="#ed1c24"/>
      <style:paragraph-properties fo:text-align="center"/>
    </style:style>
    <style:style style:name="P20" style:family="paragraph">
      <loext:graphic-properties draw:fill-color="#ed1c24"/>
      <style:paragraph-properties fo:text-align="center"/>
      <style:text-properties fo:font-size="12pt"/>
    </style:style>
    <style:style style:name="P21" style:family="paragraph">
      <loext:graphic-properties draw:fill-color="#fff200"/>
      <style:paragraph-properties fo:text-align="center"/>
    </style:style>
    <style:style style:name="P22" style:family="paragraph">
      <loext:graphic-properties draw:fill-color="#fff200"/>
      <style:paragraph-properties fo:text-align="center"/>
      <style:text-properties fo:font-size="12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0d701"/>
    </style:style>
    <style:style style:name="T3" style:family="text">
      <style:text-properties style:text-underline-style="none" officeooo:rsid="0023b754"/>
    </style:style>
    <style:style style:name="T4" style:family="text">
      <style:text-properties style:text-underline-style="none" officeooo:rsid="00267954"/>
    </style:style>
    <style:style style:name="T5" style:family="text">
      <style:text-properties style:text-underline-style="none" officeooo:rsid="0027cb66"/>
    </style:style>
    <style:style style:name="T6" style:family="text">
      <style:text-properties officeooo:rsid="0022746f"/>
    </style:style>
    <style:style style:name="T7" style:family="text">
      <style:text-properties officeooo:rsid="0023b754"/>
    </style:style>
    <style:style style:name="T8" style:family="text">
      <style:text-properties style:text-position="super 58%"/>
    </style:style>
    <style:style style:name="T9" style:family="text">
      <style:text-properties style:text-position="super 58%" style:text-underline-style="none" officeooo:rsid="00267954"/>
    </style:style>
    <style:style style:name="T10" style:family="text">
      <style:text-properties style:text-position="0% 100%"/>
    </style:style>
    <style:style style:name="T11" style:family="text">
      <style:text-properties style:text-position="0% 100%" style:text-underline-style="none" officeooo:rsid="00267954"/>
    </style:style>
    <style:style style:name="T12" style:family="text">
      <style:text-properties officeooo:rsid="002912c5"/>
    </style:style>
    <style:style style:name="T13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1.021cm" fo:min-width="1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323cm" fo:min-width="11.6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ed1c24" draw:textarea-horizontal-align="justify" draw:textarea-vertical-align="middle" draw:auto-grow-height="false" fo:min-height="1.323cm" fo:min-width="4.2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1.078cm" fo:min-width="11.7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ed1c24" draw:textarea-horizontal-align="justify" draw:textarea-vertical-align="middle" draw:auto-grow-height="false" fo:min-height="1.06cm" fo:min-width="4.2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f200" draw:textarea-horizontal-align="justify" draw:textarea-vertical-align="middle" draw:auto-grow-height="false" fo:min-height="1.042cm" fo:min-width="2.2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1.021cm" fo:min-width="11.6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ed1c24" draw:textarea-horizontal-align="justify" draw:textarea-vertical-align="middle" draw:auto-grow-height="false" fo:min-height="1.06cm" fo:min-width="4.1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f200" draw:textarea-horizontal-align="justify" draw:textarea-vertical-align="middle" draw:auto-grow-height="false" fo:min-height="1.042cm" fo:min-width="2.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fff200" draw:textarea-horizontal-align="justify" draw:textarea-vertical-align="middle" draw:auto-grow-height="false" fo:min-height="1.042cm" fo:min-width="2.7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fff200" draw:textarea-horizontal-align="justify" draw:textarea-vertical-align="middle" draw:auto-grow-height="false" fo:min-height="1.042cm" fo:min-width="1.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fff200" draw:textarea-horizontal-align="justify" draw:textarea-vertical-align="middle" draw:auto-grow-height="false" fo:min-height="1.044cm" fo:min-width="3.5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fff200" draw:textarea-horizontal-align="justify" draw:textarea-vertical-align="middle" draw:auto-grow-height="false" fo:min-height="1.042cm" fo:min-width="3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fff200" draw:textarea-horizontal-align="justify" draw:textarea-vertical-align="middle" draw:auto-grow-height="false" fo:min-height="1.042cm" fo:min-width="5.2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5 </text:p>
      <text:p text:style-name="P1"/>
      <text:p text:style-name="P2">Ex1:</text:p>
      <text:p text:style-name="P8">1/</text:p>
      <text:p text:style-name="P8">0011 → 3</text:p>
      <text:p text:style-name="P8">1101 → D</text:p>
      <text:p text:style-name="P8">1100 1110 0011 → CE3</text:p>
      <text:p text:style-name="P8">1011 00011 → 163 </text:p>
      <text:p text:style-name="P8">1010 → A</text:p>
      <text:p text:style-name="P8">1111 0101 1010 0010 0000 → F5A20</text:p>
      <text:p text:style-name="P8">0001 1001 0010 0001 → 1921</text:p>
      <text:p text:style-name="P8"/>
      <text:p text:style-name="P8">2/ </text:p>
      <text:p text:style-name="P9">16 bits → 2<text:span text:style-name="T6">^16</text:span> octets →<text:span text:style-name="T7"> 64ko</text:span></text:p>
      <text:p text:style-name="P9">32 bits → <text:span text:style-name="T6">2^32</text:span> octets →<text:span text:style-name="T7"> 4Go</text:span></text:p>
      <text:p text:style-name="P8"/>
      <text:p text:style-name="P2">Ex2</text:p>
      <text:p text:style-name="P11">I/ </text:p>
      <text:p text:style-name="P10"><text:span text:style-name="T2">1/ 16 </text:span><text:span text:style-name="T3">bits</text:span></text:p>
      <text:p text:style-name="P3"><text:span text:style-name="T1">2/ 16 </text:span><text:span text:style-name="T3">bits</text:span></text:p>
      <text:p text:style-name="P4"><text:span text:style-name="T1">3/ </text:span><text:span text:style-name="T4">256*64ko = </text:span><text:span text:style-name="T11">2</text:span><text:span text:style-name="T9">8</text:span><text:span text:style-name="T11">*2</text:span><text:span text:style-name="T9">16 = </text:span><text:span text:style-name="T11">2</text:span><text:span text:style-name="T9">24</text:span><text:span text:style-name="T11">octets = 16 Mo</text:span></text:p>
      <text:p text:style-name="P9"/>
      <text:p text:style-name="P9"/>
      <text:p text:style-name="P13"><draw:custom-shape text:anchor-type="paragraph" draw:z-index="1" draw:name="Shape1" draw:style-name="gr2" svg:width="11.699cm" svg:height="1.324cm" svg:x="2.203cm" svg:y="0.018cm"><text:p/><draw:enhanced-geometry svg:viewBox="0 0 21600 21600" draw:type="rectangle" draw:enhanced-path="M 0 0 L 21600 0 21600 21600 0 21600 0 0 Z N"/></draw:custom-shape><draw:custom-shape text:anchor-type="paragraph" draw:z-index="2" draw:name="Shape2" draw:style-name="gr3" draw:text-style-name="P19" svg:width="4.215cm" svg:height="1.324cm" svg:x="2.203cm" svg:y="0.018cm"><text:p text:style-name="P18">P1</text:p><draw:enhanced-geometry svg:viewBox="0 0 21600 21600" draw:type="rectangle" draw:enhanced-path="M 0 0 L 21600 0 21600 21600 0 21600 0 0 Z N"/></draw:custom-shape><draw:custom-shape text:anchor-type="paragraph" draw:z-index="4" draw:name="Shape2" draw:style-name="gr5" draw:text-style-name="P20" svg:width="4.215cm" svg:height="1.061cm" svg:x="2.203cm" svg:y="1.852cm"><text:p text:style-name="P18"><text:span text:style-name="T13">P1</text:span></text:p><draw:enhanced-geometry svg:viewBox="0 0 21600 21600" draw:type="rectangle" draw:enhanced-path="M 0 0 L 21600 0 21600 21600 0 21600 0 0 Z N"/></draw:custom-shape><draw:custom-shape text:anchor-type="paragraph" draw:z-index="5" draw:name="Shape2" draw:style-name="gr6" draw:text-style-name="P21" svg:width="2.25cm" svg:height="1.043cm" svg:x="6.417cm" svg:y="1.852cm"><text:p text:style-name="P18">P2</text:p><draw:enhanced-geometry svg:viewBox="0 0 21600 21600" draw:type="rectangle" draw:enhanced-path="M 0 0 L 21600 0 21600 21600 0 21600 0 0 Z N"/></draw:custom-shape><draw:custom-shape text:anchor-type="paragraph" draw:z-index="7" draw:name="Shape2" draw:style-name="gr8" draw:text-style-name="P20" svg:width="4.178cm" svg:height="1.061cm" svg:x="2.203cm" svg:y="3.852cm"><text:p text:style-name="P18"><text:span text:style-name="T13">P1</text:span></text:p><draw:enhanced-geometry svg:viewBox="0 0 21600 21600" draw:type="rectangle" draw:enhanced-path="M 0 0 L 21600 0 21600 21600 0 21600 0 0 Z N"/></draw:custom-shape><draw:custom-shape text:anchor-type="paragraph" draw:z-index="9" draw:name="Shape2" draw:style-name="gr6" draw:text-style-name="P21" svg:width="2.25cm" svg:height="1.043cm" svg:x="6.364cm" svg:y="3.87cm"><text:p text:style-name="P18">P2</text:p><draw:enhanced-geometry svg:viewBox="0 0 21600 21600" draw:type="rectangle" draw:enhanced-path="M 0 0 L 21600 0 21600 21600 0 21600 0 0 Z N"/></draw:custom-shape></text:p>
      <text:p text:style-name="P14">t=0</text:p>
      <text:p text:style-name="P13"/>
      <text:p text:style-name="P13"><draw:custom-shape text:anchor-type="paragraph" draw:z-index="3" draw:name="Shape1" draw:style-name="gr4" svg:width="11.718cm" svg:height="1.079cm" svg:x="2.184cm" svg:y="0.393cm"><text:p/><draw:enhanced-geometry svg:viewBox="0 0 21600 21600" draw:type="rectangle" draw:enhanced-path="M 0 0 L 21600 0 21600 21600 0 21600 0 0 Z N"/></draw:custom-shape><draw:custom-shape text:anchor-type="paragraph" draw:z-index="8" draw:name="Shape2" draw:style-name="gr9" draw:text-style-name="P21" svg:width="2.721cm" svg:height="1.043cm" svg:x="8.666cm" svg:y="0.392cm"><text:p text:style-name="P18">P3</text:p><draw:enhanced-geometry svg:viewBox="0 0 21600 21600" draw:type="rectangle" draw:enhanced-path="M 0 0 L 21600 0 21600 21600 0 21600 0 0 Z N"/></draw:custom-shape><draw:custom-shape text:anchor-type="paragraph" draw:z-index="23" draw:name="Shape2" draw:style-name="gr9" draw:text-style-name="P21" svg:width="2.721cm" svg:height="1.043cm" svg:x="8.666cm" svg:y="2.392cm"><text:p text:style-name="P18">P3</text:p><draw:enhanced-geometry svg:viewBox="0 0 21600 21600" draw:type="rectangle" draw:enhanced-path="M 0 0 L 21600 0 21600 21600 0 21600 0 0 Z N"/></draw:custom-shape></text:p>
      <text:p text:style-name="P14">t=2</text:p>
      <text:p text:style-name="P13"/>
      <text:p text:style-name="P13"/>
      <text:p text:style-name="P13"><draw:custom-shape text:anchor-type="paragraph" draw:z-index="11" draw:name="Shape2" draw:style-name="gr8" draw:text-style-name="P20" svg:width="4.178cm" svg:height="1.061cm" svg:x="2.203cm" svg:y="2.852cm"><text:p text:style-name="P18"><text:span text:style-name="T13">P1</text:span></text:p><draw:enhanced-geometry svg:viewBox="0 0 21600 21600" draw:type="rectangle" draw:enhanced-path="M 0 0 L 21600 0 21600 21600 0 21600 0 0 Z N"/></draw:custom-shape><draw:custom-shape text:anchor-type="paragraph" draw:z-index="6" draw:name="Shape1" draw:style-name="gr7" svg:width="11.699cm" svg:height="1.022cm" svg:x="2.203cm" svg:y="0.445cm"><text:p/><draw:enhanced-geometry svg:viewBox="0 0 21600 21600" draw:type="rectangle" draw:enhanced-path="M 0 0 L 21600 0 21600 21600 0 21600 0 0 Z N"/></draw:custom-shape></text:p>
      <text:p text:style-name="P6"><text:span text:style-name="T1">t=4 <text:s/></text:span><text:span text:style-name="T5">P4 n’ a</text:span></text:p>
      <text:p text:style-name="P7"><text:span text:style-name="T5">p</text:span><text:span text:style-name="T1">as la place</text:span></text:p>
      <text:p text:style-name="P13"/>
      <text:p text:style-name="P13"/>
      <text:p text:style-name="P13"><draw:custom-shape text:anchor-type="paragraph" draw:z-index="10" draw:name="Shape1" draw:style-name="gr1" svg:width="11.679cm" svg:height="1.022cm" svg:x="2.184cm" svg:y="0.42cm"><text:p/><draw:enhanced-geometry svg:viewBox="0 0 21600 21600" draw:type="rectangle" draw:enhanced-path="M 0 0 L 21600 0 21600 21600 0 21600 0 0 Z N"/></draw:custom-shape><draw:custom-shape text:anchor-type="paragraph" draw:z-index="12" draw:name="Shape1" draw:style-name="gr1" svg:width="11.679cm" svg:height="1.022cm" svg:x="2.184cm" svg:y="2.42cm"><text:p/><draw:enhanced-geometry svg:viewBox="0 0 21600 21600" draw:type="rectangle" draw:enhanced-path="M 0 0 L 21600 0 21600 21600 0 21600 0 0 Z N"/></draw:custom-shape><draw:custom-shape text:anchor-type="paragraph" draw:z-index="18" draw:name="Shape2" draw:style-name="gr10" draw:text-style-name="P21" svg:width="2.737cm" svg:height="1.043cm" svg:x="8.689cm" svg:y="0.42cm"><text:p text:style-name="P18">P3</text:p><draw:enhanced-geometry svg:viewBox="0 0 21600 21600" draw:type="rectangle" draw:enhanced-path="M 0 0 L 21600 0 21600 21600 0 21600 0 0 Z N"/></draw:custom-shape></text:p>
      <text:p text:style-name="P14">t=6</text:p>
      <text:p text:style-name="P13"/>
      <text:p text:style-name="P13"><draw:custom-shape text:anchor-type="paragraph" draw:z-index="13" draw:name="Shape2" draw:style-name="gr8" draw:text-style-name="P20" svg:width="4.178cm" svg:height="1.061cm" svg:x="2.184cm" svg:y="0.921cm"><text:p text:style-name="P18"><text:span text:style-name="T13">P1</text:span></text:p><draw:enhanced-geometry svg:viewBox="0 0 21600 21600" draw:type="rectangle" draw:enhanced-path="M 0 0 L 21600 0 21600 21600 0 21600 0 0 Z N"/></draw:custom-shape><draw:custom-shape text:anchor-type="paragraph" draw:z-index="14" draw:name="Shape2" draw:style-name="gr10" draw:text-style-name="P21" svg:width="2.737cm" svg:height="1.043cm" svg:x="8.613cm" svg:y="0.938cm"><text:p text:style-name="P18">P3</text:p><draw:enhanced-geometry svg:viewBox="0 0 21600 21600" draw:type="rectangle" draw:enhanced-path="M 0 0 L 21600 0 21600 21600 0 21600 0 0 Z N"/></draw:custom-shape></text:p>
      <text:p text:style-name="P13"><draw:custom-shape text:anchor-type="paragraph" draw:z-index="16" draw:name="Shape2" draw:style-name="gr11" draw:text-style-name="P21" svg:width="1.551cm" svg:height="1.043cm" svg:x="6.361cm" svg:y="0.434cm"><text:p text:style-name="P18">P5</text:p><draw:enhanced-geometry svg:viewBox="0 0 21600 21600" draw:type="rectangle" draw:enhanced-path="M 0 0 L 21600 0 21600 21600 0 21600 0 0 Z N"/></draw:custom-shape></text:p>
      <text:p text:style-name="P14">t=8</text:p>
      <text:p text:style-name="P13"/>
      <text:p text:style-name="P13"><draw:custom-shape text:anchor-type="paragraph" draw:z-index="20" draw:name="Shape1" draw:style-name="gr1" svg:width="11.679cm" svg:height="1.022cm" svg:x="2.184cm" svg:y="2.461cm"><text:p/><draw:enhanced-geometry svg:viewBox="0 0 21600 21600" draw:type="rectangle" draw:enhanced-path="M 0 0 L 21600 0 21600 21600 0 21600 0 0 Z N"/></draw:custom-shape><draw:custom-shape text:anchor-type="paragraph" draw:z-index="21" draw:name="Shape2" draw:style-name="gr13" draw:text-style-name="P21" svg:width="3.573cm" svg:height="1.043cm" svg:x="2.184cm" svg:y="2.461cm"><text:p text:style-name="P18">P4</text:p><draw:enhanced-geometry svg:viewBox="0 0 21600 21600" draw:type="rectangle" draw:enhanced-path="M 0 0 L 21600 0 21600 21600 0 21600 0 0 Z N"/></draw:custom-shape><text:s/></text:p>
      <text:p text:style-name="P13"><draw:custom-shape text:anchor-type="paragraph" draw:z-index="0" draw:name="Shape1" draw:style-name="gr1" svg:width="11.679cm" svg:height="1.022cm" svg:x="2.184cm" svg:y="0.258cm"><text:p/><draw:enhanced-geometry svg:viewBox="0 0 21600 21600" draw:type="rectangle" draw:enhanced-path="M 0 0 L 21600 0 21600 21600 0 21600 0 0 Z N"/></draw:custom-shape><draw:custom-shape text:anchor-type="paragraph" draw:z-index="17" draw:name="Shape2" draw:style-name="gr12" draw:text-style-name="P22" svg:width="3.574cm" svg:height="1.045cm" svg:x="2.184cm" svg:y="0.258cm"><text:p text:style-name="P18"><text:span text:style-name="T13">P4</text:span></text:p><draw:enhanced-geometry svg:viewBox="0 0 21600 21600" draw:type="rectangle" draw:enhanced-path="M 0 0 L 21600 0 21600 21600 0 21600 0 0 Z N"/></draw:custom-shape><draw:custom-shape text:anchor-type="paragraph" draw:z-index="19" draw:name="Shape2" draw:style-name="gr11" draw:text-style-name="P21" svg:width="1.551cm" svg:height="1.043cm" svg:x="6.361cm" svg:y="0.258cm"><text:p text:style-name="P18">P5</text:p><draw:enhanced-geometry svg:viewBox="0 0 21600 21600" draw:type="rectangle" draw:enhanced-path="M 0 0 L 21600 0 21600 21600 0 21600 0 0 Z N"/></draw:custom-shape><draw:custom-shape text:anchor-type="paragraph" draw:z-index="15" draw:name="Shape2" draw:style-name="gr10" draw:text-style-name="P21" svg:width="2.737cm" svg:height="1.043cm" svg:x="8.613cm" svg:y="0.258cm"><text:p text:style-name="P18">P3</text:p><draw:enhanced-geometry svg:viewBox="0 0 21600 21600" draw:type="rectangle" draw:enhanced-path="M 0 0 L 21600 0 21600 21600 0 21600 0 0 Z N"/></draw:custom-shape></text:p>
      <text:p text:style-name="P14">t=10</text:p>
      <text:p text:style-name="P15"/>
      <text:p text:style-name="P15"/>
      <text:p text:style-name="P15"><draw:custom-shape text:anchor-type="paragraph" draw:z-index="22" draw:name="Shape2" draw:style-name="gr14" draw:text-style-name="P21" svg:width="5.25cm" svg:height="1.043cm" svg:x="5.756cm" svg:y="0.005cm"><text:p text:style-name="P18">P6</text:p><draw:enhanced-geometry svg:viewBox="0 0 21600 21600" draw:type="rectangle" draw:enhanced-path="M 0 0 L 21600 0 21600 21600 0 21600 0 0 Z N"/></draw:custom-shape></text:p>
      <text:p text:style-name="P14">t=14</text:p>
      <text:p text:style-name="P15"/>
      <text:p text:style-name="P15">2/temps total: P4 arrive a 10 et dure 12 donc 22</text:p>
      <text:p text:style-name="P15"/>
      <text:p text:style-name="P15"><text:soft-page-break/></text:p>
      <text:p text:style-name="P15">3/</text:p>
      <text:p text:style-name="P15">t=8 : <text:span text:style-name="T12">7.7%</text:span></text:p>
      <text:p text:style-name="P15">t=10: <text:span text:style-name="T12">16.7%</text:span></text:p>
      <text:p text:style-name="P15">t=12 : <text:span text:style-name="T12">16,7%</text:span></text:p>
      <text:p text:style-name="P15"/>
      <text:p text:style-name="P15">4/</text:p>
      <text:p text:style-name="P15">oui</text:p>
      <text:p text:style-name="P15">5/</text:p>
      <text:p text:style-name="P16"/>
      <text:p text:style-name="P15"/>
      <text:p text:style-name="P5">Ex3:</text:p>
      <text:p text:style-name="P15">1/</text:p>
      <text:p text:style-name="P17">32 bits → 2<text:span text:style-name="T8">32</text:span><text:span text:style-name="T10">octets = 4Go </text:span></text:p>
      <text:p text:style-name="P17"><text:span text:style-name="T10">2/</text:span></text:p>
      <text:p text:style-name="P17"><text:span text:style-name="T10">4Go → 32bi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5:27:23.133080586</meta:creation-date>
    <dc:date>2019-09-30T17:06:33.995073913</dc:date>
    <meta:editing-duration>PT12M5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40" meta:word-count="114" meta:character-count="434" meta:non-whitespace-character-count="352"/>
  </office:meta>
</office:document-meta>
</file>